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dcd" officeooo:paragraph-rsid="001cadcd"/>
    </style:style>
    <style:style style:name="P2" style:family="paragraph" style:parent-style-name="Standard">
      <style:text-properties officeooo:rsid="001cadcd" officeooo:paragraph-rsid="001ee3fc"/>
    </style:style>
    <style:style style:name="P3" style:family="paragraph" style:parent-style-name="Standard">
      <style:text-properties style:text-underline-style="solid" style:text-underline-width="auto" style:text-underline-color="font-color" officeooo:rsid="001cadcd" officeooo:paragraph-rsid="001cadcd"/>
    </style:style>
    <style:style style:name="P4" style:family="paragraph" style:parent-style-name="Standard">
      <style:text-properties style:text-underline-style="solid" style:text-underline-width="auto" style:text-underline-color="font-color" officeooo:rsid="001cadcd" officeooo:paragraph-rsid="001ee3fc"/>
    </style:style>
    <style:style style:name="P5" style:family="paragraph" style:parent-style-name="Standard">
      <style:text-properties style:text-underline-style="solid" style:text-underline-width="auto" style:text-underline-color="font-color" officeooo:rsid="001d3717" officeooo:paragraph-rsid="001d3717"/>
    </style:style>
    <style:style style:name="P6" style:family="paragraph" style:parent-style-name="Standard">
      <style:text-properties officeooo:rsid="001d3717" officeooo:paragraph-rsid="001d3717"/>
    </style:style>
    <style:style style:name="P7" style:family="paragraph" style:parent-style-name="Standard">
      <style:text-properties officeooo:rsid="001d3717" officeooo:paragraph-rsid="001ee3fc"/>
    </style:style>
    <style:style style:name="P8" style:family="paragraph" style:parent-style-name="Standard">
      <style:text-properties style:text-underline-style="none" officeooo:rsid="001d3717" officeooo:paragraph-rsid="001d3717"/>
    </style:style>
    <style:style style:name="P9" style:family="paragraph" style:parent-style-name="Standard">
      <style:text-properties style:text-underline-style="none" officeooo:rsid="001ee3fc" officeooo:paragraph-rsid="001ee3fc"/>
    </style:style>
    <style:style style:name="P10" style:family="paragraph" style:parent-style-name="Standard">
      <style:text-properties officeooo:rsid="001ee3fc" officeooo:paragraph-rsid="001ee3fc"/>
    </style:style>
    <style:style style:name="T1" style:family="text">
      <style:text-properties officeooo:rsid="001ee3f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ee3fc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 Distribution</text:p>
      <text:p text:style-name="P1"/>
      <text:p text:style-name="P3">User Interface <text:span text:style-name="T2"><text:tab/><text:tab/><text:tab/>/**</text:span><text:span text:style-name="T3">Uses User table**/</text:span></text:p>
      <text:p text:style-name="P1">User controller</text:p>
      <text:p text:style-name="P6">new and create-&gt;sign up</text:p>
      <text:p text:style-name="P6">show-&gt;show user profile</text:p>
      <text:p text:style-name="P6">destroy-&gt;redirect to session destroy<text:span text:style-name="T1">(logout)</text:span></text:p>
      <text:p text:style-name="P6">delete-&gt; delete account</text:p>
      <text:p text:style-name="P6">edit and update-&gt;change user details</text:p>
      <text:p text:style-name="P7"><text:span text:style-name="T1">File Library-&gt;redirects to file interface</text:span></text:p>
      <text:p text:style-name="P7"><text:span text:style-name="T1">Search-&gt;fuzzy keyword search(do we need a separate controller? A derrived class maybe)</text:span> </text:p>
      <text:p text:style-name="P10">View Audit responses-&gt;how to manage these</text:p>
      <text:p text:style-name="P3"/>
      <text:p text:style-name="P3">Session controller</text:p>
      <text:p text:style-name="P9">login and logout</text:p>
      <text:p text:style-name="P1"/>
      <text:p text:style-name="P3">Admin Interface *</text:p>
      <text:p text:style-name="P1">controlpanel controller</text:p>
      <text:p text:style-name="P10">index-&gt;shows dashboard</text:p>
      <text:p text:style-name="P10">view users</text:p>
      <text:p text:style-name="P10"><text:tab/>each user details</text:p>
      <text:p text:style-name="P10">view files table</text:p>
      <text:p text:style-name="P10"><text:tab/>file details</text:p>
      <text:p text:style-name="P10">view audit requests</text:p>
      <text:p text:style-name="P10"><text:tab/>respond to them</text:p>
      <text:p text:style-name="P10"/>
      <text:p text:style-name="P1"><text:span text:style-name="T4">Tpa Interface<text:tab/>*</text:span><text:span text:style-name="T2"><text:tab/><text:tab/><text:tab/>/**</text:span><text:span text:style-name="T3">Uses hash_file table**/</text:span></text:p>
      <text:p text:style-name="P1">Tpa Controller</text:p>
      <text:p text:style-name="P10">new-&gt; login page</text:p>
      <text:p text:style-name="P10">create-&gt;log in(create a session)</text:p>
      <text:p text:style-name="P10">view tpa details</text:p>
      <text:p text:style-name="P10">edit and update-&gt;tpa details</text:p>
      <text:p text:style-name="P10">show-&gt;tpa profile</text:p>
      <text:p text:style-name="P10">index-&gt;view all messages</text:p>
      <text:p text:style-name="P10">audit </text:p>
      <text:p text:style-name="P10">delete account</text:p>
      <text:p text:style-name="P10">destroy-&gt;logout</text:p>
      <text:p text:style-name="P1"/>
      <text:p text:style-name="P7"><text:span text:style-name="T4">File Interface<text:tab/>*</text:span><text:span text:style-name="T2"><text:tab/><text:tab/>/**</text:span><text:span text:style-name="T3">Uses file table**/</text:span></text:p>
      <text:p text:style-name="P10"><text:span text:style-name="T2">file controller</text:span></text:p>
      <text:p text:style-name="P8">index-&gt; view all files</text:p>
      <text:p text:style-name="P8">new and create-&gt;upload new files</text:p>
      <text:p text:style-name="P8">edit and update-&gt;change file attribute</text:p>
      <text:p text:style-name="P8">delete-&gt;to delete entry</text:p>
      <text:p text:style-name="P8">show-&gt;details of a particular file</text:p>
      <text:p text:style-name="P5"/>
      <text:p text:style-name="P4">Static Pages Controller</text:p>
      <text:p text:style-name="P2">Home</text:p>
      <text:p text:style-name="P2">About</text:p>
      <text:p text:style-name="P4">Help</text:p>
      <text:p text:style-name="P4"><text:s/></text:p>
      <text:p text:style-name="P4">*<text:span text:style-name="T2"> </text:span><text:span text:style-name="T3">this is a basic idea.these controllers may require more actions in th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kha </meta:initial-creator>
    <meta:creation-date>2015-12-19T13:34:54.589709457</meta:creation-date>
    <dc:date>2015-12-19T19:28:07.240607427</dc:date>
    <dc:creator>Rekha </dc:creator>
    <meta:editing-duration>PT1S</meta:editing-duration>
    <meta:editing-cycles>1</meta:editing-cycles>
    <meta:document-statistic meta:table-count="0" meta:image-count="0" meta:object-count="0" meta:page-count="1" meta:paragraph-count="46" meta:word-count="159" meta:character-count="1116" meta:non-whitespace-character-count="990"/>
    <meta:generator>LibreOffice/5.0.3.2$Linux_X86_64 LibreOffice_project/00m0$Build-2</meta:generator>
  </office:meta>
</office:document-meta>
</file>